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5166f" officeooo:paragraph-rsid="00112f10"/>
    </style:style>
    <style:style style:name="P2" style:family="paragraph" style:parent-style-name="Standard">
      <style:text-properties style:text-underline-style="solid" style:text-underline-width="auto" style:text-underline-color="font-color" officeooo:rsid="00112f10" officeooo:paragraph-rsid="00112f10"/>
    </style:style>
    <style:style style:name="P3" style:family="paragraph" style:parent-style-name="Standard">
      <style:text-properties officeooo:rsid="0015166f" officeooo:paragraph-rsid="00112f10"/>
    </style:style>
    <style:style style:name="P4" style:family="paragraph" style:parent-style-name="Standard">
      <style:text-properties style:text-underline-style="none" officeooo:rsid="00112f10" officeooo:paragraph-rsid="00112f10"/>
    </style:style>
    <style:style style:name="P5" style:family="paragraph" style:parent-style-name="Standard">
      <style:text-properties fo:font-style="italic" style:text-underline-style="none" officeooo:rsid="00112f10" officeooo:paragraph-rsid="00112f10" style:font-style-asian="italic" style:font-style-complex="italic"/>
    </style:style>
    <style:style style:name="P6" style:family="paragraph" style:parent-style-name="Quotations">
      <style:paragraph-properties fo:break-before="page"/>
      <style:text-properties fo:font-variant="normal" fo:text-transform="none" fo:color="#201f1e" style:text-line-through-style="none" style:text-line-through-type="none" style:font-name="Calibri" fo:font-size="12pt" fo:letter-spacing="normal" fo:font-style="normal" style:text-underline-style="none" fo:font-weight="normal" officeooo:rsid="0013ad52" officeooo:paragraph-rsid="00112f10" style:text-blinking="false" loext:padding="0cm" loext:border="none"/>
    </style:style>
    <style:style style:name="T1" style:family="text">
      <style:text-properties style:font-name="Liberation Sans" style:text-underline-style="none" fo:font-weight="normal" style:font-weight-asian="normal" style:font-weight-complex="normal"/>
    </style:style>
    <style:style style:name="T2" style:family="text">
      <style:text-properties style:font-name="Liberation Sans" style:text-underline-style="none" fo:font-weight="normal" officeooo:rsid="00112f10" style:font-weight-asian="normal" style:font-weight-complex="normal"/>
    </style:style>
    <style:style style:name="T3" style:family="text">
      <style:text-properties style:font-name="Liberation Sans" style:font-weight-asian="normal" style:font-weight-complex="normal"/>
    </style:style>
    <style:style style:name="T4" style:family="text">
      <style:text-properties style:font-name="Liberation Sans" fo:font-weight="normal" style:font-weight-asian="normal" style:font-weight-complex="normal"/>
    </style:style>
    <style:style style:name="T5" style:family="text">
      <style:text-properties style:font-name="Liberation Sans" fo:font-style="italic" style:text-underline-style="none" fo:font-weight="normal" officeooo:rsid="00112f10" style:font-style-asian="italic" style:font-weight-asian="normal" style:font-style-complex="italic" style:font-weight-complex="normal"/>
    </style:style>
    <style:style style:name="T6" style:family="text">
      <style:text-properties style:font-name="Liberation Sans" fo:font-style="italic" fo:font-weight="normal" style:font-style-asian="italic" style:font-weight-asian="normal" style:font-style-complex="italic" style:font-weight-complex="normal"/>
    </style:style>
    <style:style style:name="T7" style:family="text">
      <style:text-properties style:font-name="Liberation Sans" fo:font-style="normal" fo:font-weight="normal"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Parasites and pesticides: the plight of the bumblebee</text:span></text:p>
      <text:p text:style-name="P3"><text:span text:style-name="T1">Edward Straw</text:span></text:p>
      <text:p text:style-name="P3"><text:span text:style-name="T1"/></text:p>
      <text:p text:style-name="P1"><text:span text:style-name="T4">Background </text:span></text:p>
      <text:p text:style-name="P1"><text:span text:style-name="T1">Glyphosate (roundup) is a hugely understudied herbicide with regards to its impact on bees. It is being sprayed across the country on an enormous scale </text:span><text:span text:style-name="T2">and is legally allowed to be sprayed on top of bees. </text:span><text:span text:style-name="T5">Crithidia bombi</text:span><text:span text:style-name="T2"> is a well studied gut parasite of bumblebees. It is unknown whether glyphosate has any interaction with </text:span><text:span text:style-name="T5">C. bombi.</text:span><text:span text:style-name="T2"> </text:span></text:p>
      <text:p text:style-name="P1"><text:span text:style-name="T2"/></text:p>
      <text:p text:style-name="P2"><text:span text:style-name="T4">Methods</text:span></text:p>
      <text:p text:style-name="P2"><text:span text:style-name="T1">Ed did an acute oral exposure of bees to 200mg of Glyphosphate. This is a huge amount in comparison to insecticides but actually 1/100th of the concentration readily available to consumers. The method was an adaptation of OECD’s established protocol for bee exposure. </text:span></text:p>
      <text:p text:style-name="P2"><text:span text:style-name="T1"/></text:p>
      <text:p text:style-name="P2"><text:span text:style-name="T1">He also did an experiment where he sprayed readily available pre-mixed roundup onto bees as well as an off-brand competitor to see the effects of direct epidermal contact on survivorship and reproductive output. </text:span></text:p>
      <text:p text:style-name="P2"><text:span text:style-name="T1"/></text:p>
      <text:p text:style-name="P2"><text:span text:style-name="T4">Results</text:span></text:p>
      <text:p text:style-name="P4"><text:span text:style-name="T4">Glyphosate and crithidia had no effect on survivorship of exposed bees. This is not surprising as roundup has been tested for acute toxicity and no effect has been found yet. </text:span></text:p>
      <text:p text:style-name="P4"><text:span text:style-name="T4">The treatment groups with roundup and </text:span><text:span text:style-name="T6">C. bombi </text:span><text:span text:style-name="T7">infection almost doubled in parasite intensity, however. </text:span></text:p>
      <text:p text:style-name="P4"><text:span text:style-name="T7"/></text:p>
      <text:p text:style-name="P5"><text:span text:style-name="T4">Crithidia </text:span><text:span text:style-name="T7">is known to affect reproductive output so the larval weight per worker was tested against every other treatment group as a measure of reproductive output. Although trends were visible there was no significant effect of treatment, although the power of the experiment was very low so this result doesn’t really say anything one way or another. </text:span></text:p>
      <text:p text:style-name="P5"><text:span text:style-name="T7"/></text:p>
      <text:p text:style-name="P5"><text:span text:style-name="T7">When commercial pre-mixed roundup was sprayed directly onto bees there was an almost immediate mortality of 70% of the workers. This increased to 90% over 24 hours. Ed also sprayed agricultural-grade roundup onto bees and found that this had a 45% mortality rate over 24 hours. He also sprayed an off-brand weed killer with the same concentration of glyphosate on bees and found that there was no difference in mortality with control bees. He concluded that something else in roundup was having killing the bees – possibly by blocking their spiracles. The other ingredients of roundup are a trade secret so he is currently trying to uncover what it is they are using in their product that is killing be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4T15:03:28.840941793</meta:creation-date>
    <dc:date>2020-01-24T15:15:20.247353264</dc:date>
    <meta:editing-duration>PT11M51S</meta:editing-duration>
    <meta:editing-cycles>1</meta:editing-cycles>
    <meta:document-statistic meta:table-count="0" meta:image-count="0" meta:object-count="0" meta:page-count="1" meta:paragraph-count="12" meta:word-count="367" meta:character-count="2243" meta:non-whitespace-character-count="1879"/>
    <meta:generator>LibreOffice/6.0.7.3$Linux_X86_64 LibreOffice_project/00m0$Build-3</meta:generator>
  </office:meta>
</office:document-meta>
</file>